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207e3d" officeooo:paragraph-rsid="00207e3d"/>
    </style:style>
    <style:style style:name="P2" style:family="paragraph" style:parent-style-name="Nadpis2">
      <style:text-properties officeooo:rsid="0036141f" officeooo:paragraph-rsid="0036141f"/>
    </style:style>
    <style:style style:name="P3" style:family="paragraph" style:parent-style-name="Nadpis2">
      <style:text-properties officeooo:rsid="00456de3" officeooo:paragraph-rsid="00456de3"/>
    </style:style>
    <style:style style:name="P4" style:family="paragraph" style:parent-style-name="Nadpis2">
      <style:text-properties officeooo:rsid="005dddff" officeooo:paragraph-rsid="005dddff"/>
    </style:style>
    <style:style style:name="P5" style:family="paragraph" style:parent-style-name="Nadpis2">
      <style:text-properties officeooo:rsid="00657a15" officeooo:paragraph-rsid="00657a15"/>
    </style:style>
    <style:style style:name="P6" style:family="paragraph" style:parent-style-name="Nadpis1">
      <style:text-properties officeooo:rsid="00554cc2" officeooo:paragraph-rsid="00554cc2"/>
    </style:style>
    <style:style style:name="P7" style:family="paragraph" style:parent-style-name="Nadpis1">
      <style:text-properties officeooo:rsid="00598382" officeooo:paragraph-rsid="00598382"/>
    </style:style>
    <style:style style:name="P8" style:family="paragraph" style:parent-style-name="text" style:list-style-name="L1"/>
    <style:style style:name="P9" style:family="paragraph" style:parent-style-name="text" style:list-style-name="L2">
      <style:text-properties fo:font-style="normal" fo:font-weight="bold" officeooo:rsid="0036141f" officeooo:paragraph-rsid="0036141f" style:font-style-asian="normal" style:font-weight-asian="bold" style:font-style-complex="normal" style:font-weight-complex="bold"/>
    </style:style>
    <style:style style:name="P10" style:family="paragraph" style:parent-style-name="text" style:list-style-name="L2">
      <style:text-properties fo:font-style="normal" fo:font-weight="normal" officeooo:rsid="0037bb60" officeooo:paragraph-rsid="0037bb60" style:font-style-asian="normal" style:font-weight-asian="normal" style:font-style-complex="normal" style:font-weight-complex="normal"/>
    </style:style>
    <style:style style:name="P11" style:family="paragraph" style:parent-style-name="text" style:list-style-name="L2">
      <style:text-properties officeooo:rsid="0037bb60" officeooo:paragraph-rsid="0037bb60"/>
    </style:style>
    <style:style style:name="P12" style:family="paragraph" style:parent-style-name="text" style:list-style-name="L2">
      <style:text-properties fo:font-style="italic" fo:font-weight="normal" officeooo:rsid="0037bb60" officeooo:paragraph-rsid="0037bb60" style:font-style-asian="italic" style:font-weight-asian="normal" style:font-style-complex="italic" style:font-weight-complex="normal"/>
    </style:style>
    <style:style style:name="P13" style:family="paragraph" style:parent-style-name="text" style:list-style-name="L2">
      <style:text-properties fo:font-style="italic" officeooo:rsid="0037bb60" officeooo:paragraph-rsid="0037bb60" style:font-style-asian="italic" style:font-style-complex="italic"/>
    </style:style>
    <style:style style:name="P14" style:family="paragraph" style:parent-style-name="text" style:list-style-name="L2">
      <style:text-properties fo:font-style="italic" officeooo:rsid="003c6074" officeooo:paragraph-rsid="003c6074" style:font-style-asian="italic" style:font-style-complex="italic"/>
    </style:style>
    <style:style style:name="P15" style:family="paragraph" style:parent-style-name="text" style:list-style-name="L2">
      <style:text-properties fo:font-style="italic" officeooo:rsid="003d74e8" officeooo:paragraph-rsid="003d74e8" style:font-style-asian="italic" style:font-style-complex="italic"/>
    </style:style>
    <style:style style:name="P16" style:family="paragraph" style:parent-style-name="text" style:list-style-name="L2">
      <style:text-properties officeooo:rsid="003af71b" officeooo:paragraph-rsid="003af71b"/>
    </style:style>
    <style:style style:name="P17" style:family="paragraph" style:parent-style-name="text" style:list-style-name="L2">
      <style:text-properties fo:font-weight="bold" officeooo:rsid="003c6074" officeooo:paragraph-rsid="003c6074" style:font-weight-asian="bold" style:font-weight-complex="bold"/>
    </style:style>
    <style:style style:name="P18" style:family="paragraph" style:parent-style-name="text" style:list-style-name="L2">
      <style:text-properties officeooo:rsid="003c6074" officeooo:paragraph-rsid="003c6074"/>
    </style:style>
    <style:style style:name="P19" style:family="paragraph" style:parent-style-name="text" style:list-style-name="L2">
      <style:text-properties officeooo:rsid="003d74e8" officeooo:paragraph-rsid="003d74e8"/>
    </style:style>
    <style:style style:name="P20" style:family="paragraph" style:parent-style-name="text" style:list-style-name="L2">
      <style:text-properties officeooo:rsid="003f1fea" officeooo:paragraph-rsid="003f1fea"/>
    </style:style>
    <style:style style:name="P21" style:family="paragraph" style:parent-style-name="text" style:list-style-name="L2">
      <style:text-properties fo:color="#ce181e" officeooo:rsid="003d74e8" officeooo:paragraph-rsid="003d74e8"/>
    </style:style>
    <style:style style:name="P22" style:family="paragraph" style:parent-style-name="text" style:list-style-name="L3">
      <style:text-properties fo:color="#ce181e" fo:font-weight="bold" officeooo:rsid="004570bd" officeooo:paragraph-rsid="004570bd" style:font-weight-asian="bold" style:font-weight-complex="bold"/>
    </style:style>
    <style:style style:name="P23" style:family="paragraph" style:parent-style-name="text" style:list-style-name="L5">
      <style:text-properties fo:color="#ce181e" fo:font-weight="bold" officeooo:rsid="005dddff" officeooo:paragraph-rsid="005dddff" style:font-weight-asian="bold" style:font-weight-complex="bold"/>
    </style:style>
    <style:style style:name="P24" style:family="paragraph" style:parent-style-name="text" style:list-style-name="L5">
      <style:text-properties fo:color="#ce181e" fo:font-weight="bold" officeooo:rsid="005e4f50" officeooo:paragraph-rsid="005e4f50" style:font-weight-asian="bold" style:font-weight-complex="bold"/>
    </style:style>
    <style:style style:name="P25" style:family="paragraph" style:parent-style-name="text" style:list-style-name="L3">
      <style:text-properties fo:color="#ce181e" fo:font-weight="normal" officeooo:rsid="00523bc4" officeooo:paragraph-rsid="00523bc4" style:font-weight-asian="normal" style:font-weight-complex="normal"/>
    </style:style>
    <style:style style:name="P26" style:family="paragraph" style:parent-style-name="text" style:list-style-name="L5">
      <style:text-properties fo:color="#ce181e" fo:font-weight="normal" officeooo:rsid="005fc1e0" officeooo:paragraph-rsid="005fc1e0" style:font-weight-asian="normal" style:font-weight-complex="normal"/>
    </style:style>
    <style:style style:name="P27" style:family="paragraph" style:parent-style-name="text" style:list-style-name="L5">
      <style:text-properties fo:color="#ce181e" fo:font-weight="normal" officeooo:rsid="005fefd4" officeooo:paragraph-rsid="005fefd4" style:font-weight-asian="normal" style:font-weight-complex="normal"/>
    </style:style>
    <style:style style:name="P28" style:family="paragraph" style:parent-style-name="text" style:list-style-name="L5">
      <style:text-properties fo:color="#ce181e" fo:font-weight="normal" officeooo:rsid="00607fc8" officeooo:paragraph-rsid="00607fc8" style:font-weight-asian="normal" style:font-weight-complex="normal"/>
    </style:style>
    <style:style style:name="P29" style:family="paragraph" style:parent-style-name="text" style:list-style-name="L5">
      <style:text-properties fo:color="#ce181e" fo:font-weight="normal" officeooo:rsid="00622f2b" officeooo:paragraph-rsid="00622f2b" style:font-weight-asian="normal" style:font-weight-complex="normal"/>
    </style:style>
    <style:style style:name="P30" style:family="paragraph" style:parent-style-name="text" style:list-style-name="L2">
      <style:text-properties officeooo:rsid="00514a67" officeooo:paragraph-rsid="00514a67"/>
    </style:style>
    <style:style style:name="P31" style:family="paragraph" style:parent-style-name="text" style:list-style-name="L2">
      <style:text-properties officeooo:rsid="00517a01" officeooo:paragraph-rsid="00517a01"/>
    </style:style>
    <style:style style:name="P32" style:family="paragraph" style:parent-style-name="text" style:list-style-name="L3">
      <style:text-properties officeooo:rsid="00456de3" officeooo:paragraph-rsid="00456de3"/>
    </style:style>
    <style:style style:name="P33" style:family="paragraph" style:parent-style-name="text" style:list-style-name="L3">
      <style:text-properties officeooo:rsid="004570bd" officeooo:paragraph-rsid="004570bd"/>
    </style:style>
    <style:style style:name="P34" style:family="paragraph" style:parent-style-name="text" style:list-style-name="L3">
      <style:text-properties style:use-window-font-color="true" fo:font-weight="normal" officeooo:rsid="00523bc4" officeooo:paragraph-rsid="00523bc4" style:font-weight-asian="normal" style:font-weight-complex="normal"/>
    </style:style>
    <style:style style:name="P35" style:family="paragraph" style:parent-style-name="text" style:list-style-name="L3">
      <style:text-properties style:use-window-font-color="true" fo:font-weight="normal" officeooo:rsid="0052f406" officeooo:paragraph-rsid="0052f406" style:font-weight-asian="normal" style:font-weight-complex="normal"/>
    </style:style>
    <style:style style:name="P36" style:family="paragraph" style:parent-style-name="text" style:list-style-name="L3">
      <style:text-properties style:use-window-font-color="true" fo:font-weight="normal" officeooo:rsid="00532f5f" officeooo:paragraph-rsid="00532f5f" style:font-weight-asian="normal" style:font-weight-complex="normal"/>
    </style:style>
    <style:style style:name="P37" style:family="paragraph" style:parent-style-name="text" style:list-style-name="L3">
      <style:text-properties style:use-window-font-color="true" fo:font-weight="normal" officeooo:rsid="00533496" officeooo:paragraph-rsid="00533496" style:font-weight-asian="normal" style:font-weight-complex="normal"/>
    </style:style>
    <style:style style:name="P38" style:family="paragraph" style:parent-style-name="text" style:list-style-name="L3">
      <style:text-properties style:use-window-font-color="true" fo:font-weight="bold" officeooo:rsid="00523bc4" officeooo:paragraph-rsid="00523bc4" style:font-weight-asian="bold" style:font-weight-complex="bold"/>
    </style:style>
    <style:style style:name="P39" style:family="paragraph" style:parent-style-name="text" style:list-style-name="L4">
      <style:text-properties officeooo:rsid="00554cc2" officeooo:paragraph-rsid="00554cc2"/>
    </style:style>
    <style:style style:name="P40" style:family="paragraph" style:parent-style-name="text" style:list-style-name="L4">
      <style:text-properties officeooo:rsid="0056a920" officeooo:paragraph-rsid="0056a920"/>
    </style:style>
    <style:style style:name="P41" style:family="paragraph" style:parent-style-name="text" style:list-style-name="L4">
      <style:text-properties officeooo:rsid="0058a09b" officeooo:paragraph-rsid="0058a09b"/>
    </style:style>
    <style:style style:name="P42" style:family="paragraph" style:parent-style-name="text" style:list-style-name="L4">
      <style:text-properties officeooo:rsid="00598382" officeooo:paragraph-rsid="00598382"/>
    </style:style>
    <style:style style:name="P43" style:family="paragraph" style:parent-style-name="text" style:list-style-name="L4">
      <style:text-properties officeooo:rsid="0059fad4" officeooo:paragraph-rsid="0059fad4"/>
    </style:style>
    <style:style style:name="P44" style:family="paragraph" style:parent-style-name="text" style:list-style-name="L4">
      <style:text-properties officeooo:rsid="005c7de1" officeooo:paragraph-rsid="005c7de1"/>
    </style:style>
    <style:style style:name="P45" style:family="paragraph" style:parent-style-name="text" style:list-style-name="L5">
      <style:text-properties officeooo:rsid="005dddff" officeooo:paragraph-rsid="005dddff"/>
    </style:style>
    <style:style style:name="P46" style:family="paragraph" style:parent-style-name="text" style:list-style-name="L5">
      <style:text-properties officeooo:rsid="005fc1e0" officeooo:paragraph-rsid="005fc1e0"/>
    </style:style>
    <style:style style:name="P47" style:family="paragraph" style:parent-style-name="text" style:list-style-name="L6">
      <style:text-properties officeooo:rsid="00657a15" officeooo:paragraph-rsid="00657a15"/>
    </style:style>
    <style:style style:name="T1" style:family="text">
      <style:text-properties officeooo:rsid="0035dd26"/>
    </style:style>
    <style:style style:name="T2" style:family="text">
      <style:text-properties fo:language="cs" fo:country="CZ"/>
    </style:style>
    <style:style style:name="T3" style:family="text">
      <style:text-properties fo:language="cs" fo:country="CZ" fo:font-weight="bold" style:font-weight-asian="bold" style:font-weight-complex="bold"/>
    </style:style>
    <style:style style:name="T4" style:family="text">
      <style:text-properties fo:language="cs" fo:country="CZ" officeooo:rsid="002c08ff"/>
    </style:style>
    <style:style style:name="T5" style:family="text">
      <style:text-properties style:text-position="0% 100%" fo:language="cs" fo:country="CZ"/>
    </style:style>
    <style:style style:name="T6" style:family="text">
      <style:text-properties officeooo:rsid="0037bb60"/>
    </style:style>
    <style:style style:name="T7" style:family="text">
      <style:text-properties officeooo:rsid="003d74e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b598a"/>
    </style:style>
    <style:style style:name="T12" style:family="text">
      <style:text-properties officeooo:rsid="005074a4"/>
    </style:style>
    <style:style style:name="T13" style:family="text">
      <style:text-properties officeooo:rsid="005fefd4"/>
    </style:style>
    <style:style style:name="T14" style:family="text">
      <style:text-properties officeooo:rsid="0069c012"/>
    </style:style>
    <style:style style:name="T15" style:family="text">
      <style:text-properties officeooo:rsid="006cea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</text:span>omantismus</text:p>
      <text:list xml:id="list1804023439" text:style-name="L1">
        <text:list-item>
          <text:p text:style-name="P8">18. - 19. století</text:p>
        </text:list-item>
        <text:list-item>
          <text:p text:style-name="P8">17<text:span text:style-name="T7">8</text:span>9 – Velká francouzská revoluce („volnost, rovnost, bratrství“)</text:p>
        </text:list-item>
        <text:list-item>
          <text:p text:style-name="P8"/>
        </text:list-item>
        <text:list-item>
          <text:p text:style-name="P8">důraz kladen na individualitu tvůrce a hrdinů o kterých píše</text:p>
        </text:list-item>
        <text:list-item>
          <text:p text:style-name="P8">romantique (= neskutečný jako v románu) → romantismus </text:p>
        </text:list-item>
        <text:list-item>
          <text:p text:style-name="P8">důraz na citovou stránku, pocity člověka, souznění s přírodou, vášeň, fantazii (vše ve vztahu ke konkrétnímu jedinci)</text:p>
        </text:list-item>
        <text:list-item>
          <text:p text:style-name="P8"/>
        </text:list-item>
        <text:list-item>
          <text:p text:style-name="P8">romantická literární postava</text:p>
          <text:list>
            <text:list-item>
              <text:p text:style-name="P8"><text:span text:style-name="T2">člověk stojící na okraji společnosti (předznamenáno preromantismem – </text:span><text:span text:style-name="T5">Schiller: Loupežníci</text:span><text:span text:style-name="T2">)</text:span></text:p>
            </text:list-item>
            <text:list-item>
              <text:p text:style-name="P8">ve vězení, mezi loupežníky, bez prostředků, ...na okraj se dostávají vlivem okolností, ne vlastní vinou</text:p>
            </text:list-item>
            <text:list-item>
              <text:p text:style-name="P8">postavy prožívají výrazné rozpory</text:p>
            </text:list-item>
            <text:list-item>
              <text:p text:style-name="P8"/>
            </text:list-item>
            <text:list-item>
              <text:p text:style-name="P8">mezi snem a skutečnosti – mají vize, kterým brání mnoho překážek</text:p>
            </text:list-item>
          </text:list>
        </text:list-item>
        <text:list-item>
          <text:p text:style-name="P8">často nesouhlasí se společností a vedou proti ní boj (prohrávají)</text:p>
          <text:list>
            <text:list-item>
              <text:p text:style-name="P8">prožívají pocity zklamání a smutku</text:p>
            </text:list-item>
            <text:list-item>
              <text:p text:style-name="P8">splín (spleen) – světabol</text:p>
            </text:list-item>
            <text:list-item>
              <text:p text:style-name="P8">snaží se bojovat za lepší svět (vliv VFR), samostatnost, proti nadvládě</text:p>
            </text:list-item>
          </text:list>
        </text:list-item>
        <text:list-item>
          <text:p text:style-name="P8">překážky v lásce → často končí smutně (smrt, spol. diferenciace, …)</text:p>
        </text:list-item>
        <text:list-item>
          <text:p text:style-name="P8">úniky do exotického prostředí, kde mohou případně někomu pomoci</text:p>
        </text:list-item>
        <text:list-item>
          <text:p text:style-name="P8"/>
        </text:list-item>
        <text:list-item>
          <text:p text:style-name="P8">typické žánry</text:p>
        </text:list-item>
        <text:list-item>
          <text:p text:style-name="P8"><text:span text:style-name="T3">balada</text:span><text:span text:style-name="T2"> – chmurný smutný děj a konec</text:span></text:p>
        </text:list-item>
        <text:list-item>
          <text:p text:style-name="P8"><text:span text:style-name="T3">poéma</text:span><text:span text:style-name="T2"> – básnická povídka, lyri</text:span><text:span text:style-name="T4">c</text:span><text:span text:style-name="T2">ko-epický žánr, delší a obsáhlejší než balada, ne nutně celý děj pochmurný, lyrická část je důležitější (nositelkou úvah)</text:span></text:p>
        </text:list-item>
        <text:list-item>
          <text:p text:style-name="P8">román</text:p>
        </text:list-item>
        <text:list-item>
          <text:p text:style-name="P8">román ve verších</text:p>
        </text:list-item>
        <text:list-item>
          <text:p text:style-name="P8">povídka</text:p>
          <text:list>
            <text:list-item>
              <text:p text:style-name="P8">detektivní, hororová, historická, <text:span text:style-name="T14">…</text:span></text:p>
            </text:list-item>
          </text:list>
        </text:list-item>
        <text:list-item>
          <text:p text:style-name="P8">básn<text:span text:style-name="T1">ě</text:span></text:p>
        </text:list-item>
      </text:list>
      <text:p text:style-name="P2">Anglický romantismus</text:p>
      <text:list xml:id="list24544376" text:style-name="L2">
        <text:list-item>
          <text:p text:style-name="P9">George Gordon Byron <text:span text:style-name="T6">(1788 - 1824)</text:span></text:p>
          <text:list>
            <text:list-item>
              <text:p text:style-name="P11">spl<text:span text:style-name="T12">ee</text:span>n (světabol)</text:p>
            </text:list-item>
            <text:list-item>
              <text:p text:style-name="P11">revoluční romantik – je třeba bojovat za záchranu světa</text:p>
            </text:list-item>
            <text:list-item>
              <text:p text:style-name="P11">na straně Řeků × Turecku</text:p>
              <text:list>
                <text:list-item>
                  <text:p text:style-name="P11">nakazil se něčím → zemřel</text:p>
                </text:list-item>
              </text:list>
            </text:list-item>
            <text:list-item>
              <text:p text:style-name="P12"><text:s/>Childe Haroldova pouť</text:p>
              <text:list>
                <text:list-item>
                  <text:p text:style-name="P16">epos</text:p>
                </text:list-item>
                <text:list-item>
                  <text:p text:style-name="P11">epické dílo se spoustou l<text:span text:style-name="T11">y</text:span>r<text:span text:style-name="T11">i</text:span>ckých pasáží</text:p>
                </text:list-item>
              </text:list>
            </text:list-item>
            <text:list-item>
              <text:p text:style-name="P10">básnické povídky (poemy)</text:p>
              <text:list>
                <text:list-item>
                  <text:p text:style-name="P13">Džaur<text:span text:style-name="T8">, </text:span>Korzár<text:span text:style-name="T8">,</text:span> Lara</text:p>
                </text:list-item>
              </text:list>
            </text:list-item>
            <text:list-item>
              <text:p text:style-name="P11">drama</text:p>
              <text:list>
                <text:list-item>
                  <text:p text:style-name="P11"><text:span text:style-name="T9">Manfrid,</text:span> <text:span text:style-name="T9">Kain</text:span></text:p>
                </text:list-item>
              </text:list>
            </text:list-item>
          </text:list>
        </text:list-item>
        <text:list-item>
          <text:p text:style-name="P17">Percy Bysshe Shelly</text:p>
          <text:list>
            <text:list-item>
              <text:p text:style-name="P14">titanismus</text:p>
              <text:list>
                <text:list-item>
                  <text:p text:style-name="P18"><text:soft-page-break/>hrdý vzdor proti nějaké moci (bohy, panovníkovy)</text:p>
                </text:list-item>
              </text:list>
            </text:list-item>
            <text:list-item>
              <text:p text:style-name="P14">Odpoutaný Prometheus</text:p>
              <text:list>
                <text:list-item>
                  <text:p text:style-name="P18">básnické drama</text:p>
                </text:list-item>
                <text:list-item>
                  <text:p text:style-name="P18">Prometheus × bůh</text:p>
                </text:list-item>
                <text:list-item>
                  <text:p text:style-name="P18">moc (bůh) představována jako tyran</text:p>
                </text:list-item>
                <text:list-item>
                  <text:p text:style-name="P18">Prometheus porazí tyrana</text:p>
                </text:list-item>
                <text:list-item>
                  <text:p text:style-name="P18">návrat k antice</text:p>
                </text:list-item>
                <text:list-item>
                  <text:p text:style-name="P18">Achylos: Spoutaný Prometheus</text:p>
                </text:list-item>
              </text:list>
            </text:list-item>
            <text:list-item>
              <text:p text:style-name="P15">Óda na západní vítr</text:p>
              <text:list>
                <text:list-item>
                  <text:p text:style-name="P19">vyhledejte romantické znaky</text:p>
                  <text:list>
                    <text:list-item>
                      <text:p text:style-name="P20">souznění s přírodou</text:p>
                    </text:list-item>
                    <text:list-item>
                      <text:p text:style-name="P20">volnost, svoboda</text:p>
                    </text:list-item>
                    <text:list-item>
                      <text:p text:style-name="P20">unik z reality …</text:p>
                    </text:list-item>
                  </text:list>
                </text:list-item>
                <text:list-item>
                  <text:p text:style-name="P19">V jaký symbol se mění vítr</text:p>
                  <text:list>
                    <text:list-item>
                      <text:p text:style-name="P19">dech Jeseně</text:p>
                    </text:list-item>
                    <text:list-item>
                      <text:p text:style-name="P20">obloha</text:p>
                    </text:list-item>
                    <text:list-item>
                      <text:p text:style-name="P20">plynutí časy</text:p>
                    </text:list-item>
                    <text:list-item>
                      <text:p text:style-name="P20">duch <text:s/>vzpoury, vzdor, změna …</text:p>
                      <text:list>
                        <text:list-item>
                          <text:p text:style-name="P20">jaro = lepší budoucnost</text:p>
                        </text:list-item>
                      </text:list>
                    </text:list-item>
                  </text:list>
                </text:list-item>
                <text:list-item>
                  <text:p text:style-name="P21">rozeber jazykovou stránku prvního zpěvu</text:p>
                </text:list-item>
              </text:list>
            </text:list-item>
          </text:list>
        </text:list-item>
        <text:list-item>
          <text:p text:style-name="P18">Mary Sheliová (manželka)</text:p>
          <text:list>
            <text:list-item>
              <text:p text:style-name="P18"><text:s/><text:span text:style-name="T7">Freinkstein</text:span></text:p>
            </text:list-item>
          </text:list>
        </text:list-item>
        <text:list-item>
          <text:p text:style-name="P19">Walter Scott</text:p>
          <text:list>
            <text:list-item>
              <text:p text:style-name="P19">zakladatel historické povídky</text:p>
            </text:list-item>
            <text:list-item>
              <text:p text:style-name="P19">romány:</text:p>
              <text:list>
                <text:list-item>
                  <text:p text:style-name="P19">Srdce Edinburgu</text:p>
                </text:list-item>
              </text:list>
            </text:list-item>
            <text:list-item>
              <text:p text:style-name="P19">Kenilworth</text:p>
            </text:list-item>
            <text:list-item>
              <text:p text:style-name="P19">Ivsnhor</text:p>
            </text:list-item>
          </text:list>
        </text:list-item>
        <text:list-item>
          <text:p text:style-name="P30">Jane Austenová</text:p>
          <text:list>
            <text:list-item>
              <text:p text:style-name="P30">Pícha a předsudek</text:p>
            </text:list-item>
            <text:list-item>
              <text:p text:style-name="P30">romantický společenský román</text:p>
            </text:list-item>
            <text:list-item>
              <text:p text:style-name="P30">rodina na anglickém venkově (Bennetova)</text:p>
              <text:list>
                <text:list-item>
                  <text:p text:style-name="P30">chudí</text:p>
                </text:list-item>
                <text:list-item>
                  <text:p text:style-name="P30">5 dcer</text:p>
                  <text:list>
                    <text:list-item>
                      <text:p text:style-name="P30">snaha je provdat</text:p>
                    </text:list-item>
                  </text:list>
                </text:list-item>
                <text:list-item>
                  <text:p text:style-name="P31">v jiném světě – emancipovanější, otevřenější …</text:p>
                </text:list-item>
              </text:list>
            </text:list-item>
          </text:list>
        </text:list-item>
      </text:list>
      <text:p text:style-name="P3">Francie</text:p>
      <text:list xml:id="list2257113535" text:style-name="L3">
        <text:list-item>
          <text:p text:style-name="P32">Victor Hugo</text:p>
          <text:list>
            <text:list-item>
              <text:p text:style-name="P32">dramatik, <text:span text:style-name="T10">prozaik</text:span>, básník</text:p>
            </text:list-item>
            <text:list-item>
              <text:p text:style-name="P32">na pomezí mezi romantismem a realismem</text:p>
            </text:list-item>
            <text:list-item>
              <text:p text:style-name="P32">v duchu čistého romantismu – dramata:</text:p>
              <text:list>
                <text:list-item>
                  <text:p text:style-name="P32">Croniwell</text:p>
                </text:list-item>
                <text:list-item>
                  <text:p text:style-name="P32">Hernani</text:p>
                </text:list-item>
              </text:list>
            </text:list-item>
            <text:list-item>
              <text:p text:style-name="P33">poezie</text:p>
              <text:list>
                <text:list-item>
                  <text:p text:style-name="P33">legenda věků</text:p>
                  <text:list>
                    <text:list-item>
                      <text:p text:style-name="P33">epická sbírka</text:p>
                    </text:list-item>
                    <text:list-item>
                      <text:p text:style-name="P33">prochází historii, ne však chronologicky</text:p>
                    </text:list-item>
                  </text:list>
                </text:list-item>
                <text:list-item>
                  <text:p text:style-name="P33">Chrám Matky boží v Paříži (Zvoník u matky Boží)</text:p>
                  <text:list>
                    <text:list-item>
                      <text:p text:style-name="P33">román</text:p>
                    </text:list-item>
                    <text:list-item>
                      <text:p text:style-name="P33">Quazimodo</text:p>
                      <text:list>
                        <text:list-item>
                          <text:p text:style-name="P33">znetvořené dítě → matka se ho zbavila</text:p>
                        </text:list-item>
                        <text:list-item>
                          <text:p text:style-name="P33"><text:soft-page-break/>chrám – ujal se ho Frollo (životní vzor)</text:p>
                        </text:list-item>
                        <text:list-item>
                          <text:p text:style-name="P33">v dospělosti začne vnímat Frola jinak</text:p>
                          <text:list>
                            <text:list-item>
                              <text:p text:style-name="P33">Frolo zatouží po Esmerladě, Quazimodo ji má unést → pranýřován</text:p>
                            </text:list-item>
                            <text:list-item>
                              <text:p text:style-name="P22">přečíst 56</text:p>
                            </text:list-item>
                          </text:list>
                        </text:list-item>
                        <text:list-item>
                          <text:p text:style-name="P25">realistické prvky</text:p>
                          <text:list>
                            <text:list-item>
                              <text:p text:style-name="P25">popisy situací (davové scény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Ubožáci = bídníci</text:p>
              <text:list>
                <text:list-item>
                  <text:p text:style-name="P34">film, muzikál</text:p>
                  <text:list>
                    <text:list-item>
                      <text:p text:style-name="P34">Jan Valjean</text:p>
                      <text:list>
                        <text:list-item>
                          <text:p text:style-name="P34">odsouzen za krádež chleba</text:p>
                        </text:list-item>
                        <text:list-item>
                          <text:p text:style-name="P34">snaha utéct</text:p>
                        </text:list-item>
                        <text:list-item>
                          <text:p text:style-name="P34">propuštěn</text:p>
                        </text:list-item>
                        <text:list-item>
                          <text:p text:style-name="P38">strana 6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Alexandr Dumas st.</text:p>
          <text:list>
            <text:list-item>
              <text:p text:style-name="P35">Oblíbený, plodný autor</text:p>
            </text:list-item>
            <text:list-item>
              <text:p text:style-name="P35">Tři mušketýři</text:p>
              <text:list>
                <text:list-item>
                  <text:p text:style-name="P35">přátelství 4 mužu</text:p>
                </text:list-item>
                <text:list-item>
                  <text:p text:style-name="P35">dobrodružný román na pozadí hist. Kulisy (Ludvík XIII.)</text:p>
                </text:list-item>
              </text:list>
            </text:list-item>
            <text:list-item>
              <text:p text:style-name="P35">Muž se železnou maskou</text:p>
            </text:list-item>
            <text:list-item>
              <text:p text:style-name="P36">Hrabě Monte Christo</text:p>
            </text:list-item>
          </text:list>
        </text:list-item>
        <text:list-item>
          <text:p text:style-name="P36">Stendhal</text:p>
          <text:list>
            <text:list-item>
              <text:p text:style-name="P36">pomezí romantismu a realismu</text:p>
            </text:list-item>
            <text:list-item>
              <text:p text:style-name="P36">podrobně (realismus) × klíčové scény bez detailů – náznaky (romantismus)</text:p>
            </text:list-item>
            <text:list-item>
              <text:p text:style-name="P36">čtenář vnímá děj prostřednictvím postavy (ale stále Er forma)</text:p>
            </text:list-item>
            <text:list-item>
              <text:p text:style-name="P36">romantické</text:p>
              <text:list>
                <text:list-item>
                  <text:p text:style-name="P36">postavy výjimeční hrdinové proto společnosti</text:p>
                </text:list-item>
                <text:list-item>
                  <text:p text:style-name="P36">zakázaná láska</text:p>
                </text:list-item>
                <text:list-item>
                  <text:p text:style-name="P36">tajemství, dobrodružství</text:p>
                </text:list-item>
              </text:list>
            </text:list-item>
            <text:list-item>
              <text:p text:style-name="P36">realistické</text:p>
              <text:list>
                <text:list-item>
                  <text:p text:style-name="P36">detaily</text:p>
                </text:list-item>
                <text:list-item>
                  <text:p text:style-name="P36">dobové souvislosti</text:p>
                </text:list-item>
              </text:list>
            </text:list-item>
            <text:list-item>
              <text:p text:style-name="P36">Červený a černý</text:p>
              <text:list>
                <text:list-item>
                  <text:p text:style-name="P36">symbolický název</text:p>
                  <text:list>
                    <text:list-item>
                      <text:p text:style-name="P36">revoluce, spol. Změny, vášnivý život …</text:p>
                    </text:list-item>
                    <text:list-item>
                      <text:p text:style-name="P36">útlak, despotismus, …</text:p>
                    </text:list-item>
                  </text:list>
                </text:list-item>
                <text:list-item>
                  <text:p text:style-name="P36">román</text:p>
                </text:list-item>
                <text:list-item>
                  <text:p text:style-name="P36">Jutian Soul</text:p>
                  <text:list>
                    <text:list-item>
                      <text:p text:style-name="P36">ambiciozní, snaží se dostat do vyšší společnosti</text:p>
                    </text:list-item>
                  </text:list>
                </text:list-item>
              </text:list>
            </text:list-item>
            <text:list-item>
              <text:p text:style-name="P37">Kartouze parmská</text:p>
            </text:list-item>
          </text:list>
        </text:list-item>
      </text:list>
      <text:p text:style-name="P6">Německo</text:p>
      <text:list xml:id="list1497260122" text:style-name="L4">
        <text:list-item>
          <text:p text:style-name="P39">lidová inspirace</text:p>
        </text:list-item>
        <text:list-item>
          <text:p text:style-name="P39">Novalis</text:p>
          <text:list>
            <text:list-item>
              <text:p text:style-name="P39">Hymny noci</text:p>
              <text:list>
                <text:list-item>
                  <text:p text:style-name="P39">Láska / ztracená láska</text:p>
                </text:list-item>
                <text:list-item>
                  <text:p text:style-name="P39">touha po smrti</text:p>
                </text:list-item>
                <text:list-item>
                  <text:p text:style-name="P39">kontrast den/noc</text:p>
                </text:list-item>
                <text:list-item>
                  <text:p text:style-name="P39">náboženské motivy</text:p>
                </text:list-item>
              </text:list>
            </text:list-item>
          </text:list>
        </text:list-item>
        <text:list-item>
          <text:p text:style-name="P39">Jakob a Wilhelm Grimmové</text:p>
          <text:list>
            <text:list-item>
              <text:p text:style-name="P39">pohádky</text:p>
            </text:list-item>
            <text:list-item>
              <text:p text:style-name="P39">vychází z lidové solověsnosti</text:p>
            </text:list-item>
            <text:list-item>
              <text:p text:style-name="P39"><text:soft-page-break/>velice <text:s/>drsné</text:p>
            </text:list-item>
          </text:list>
        </text:list-item>
        <text:list-item>
          <text:p text:style-name="P39">Heinrich Heine</text:p>
          <text:list>
            <text:list-item>
              <text:p text:style-name="P39">lyrickoepické básně</text:p>
            </text:list-item>
            <text:list-item>
              <text:p text:style-name="P39">ironie až sarkasmus</text:p>
            </text:list-item>
            <text:list-item>
              <text:p text:style-name="P39">Kniha písní</text:p>
              <text:list>
                <text:list-item>
                  <text:p text:style-name="P39">sbírka</text:p>
                </text:list-item>
                <text:list-item>
                  <text:p text:style-name="P39">smrt, láska (neopětovaná), světabol</text:p>
                </text:list-item>
                <text:list-item>
                  <text:p text:style-name="P39">ironie až sebeironie, cynismus </text:p>
                </text:list-item>
              </text:list>
            </text:list-item>
            <text:list-item>
              <text:p text:style-name="P40">List, který mi psala</text:p>
              <text:list>
                <text:list-item>
                  <text:p text:style-name="P40">neopětovaná láska</text:p>
                </text:list-item>
                <text:list-item>
                  <text:p text:style-name="P41">když někoho opustíme nemá cenu mu vysvětlovat proč</text:p>
                </text:list-item>
                <text:list-item>
                  <text:p text:style-name="P41">mužský / ženský princip</text:p>
                </text:list-item>
              </text:list>
            </text:list-item>
            <text:list-item>
              <text:p text:style-name="P41">Otázky</text:p>
              <text:list>
                <text:list-item>
                  <text:p text:style-name="P41">metafyzické obecné otázky, na které nelze získat odpověď</text:p>
                </text:list-item>
                <text:list-item>
                  <text:p text:style-name="P41">ironie v závěry</text:p>
                </text:list-item>
              </text:list>
            </text:list-item>
          </text:list>
        </text:list-item>
      </text:list>
      <text:p text:style-name="P7">Rusko</text:p>
      <text:list xml:id="list144838300818342" text:continue-numbering="true" text:style-name="L4">
        <text:list-item>
          <text:p text:style-name="P42">Alexandr Sergejevič Puškin</text:p>
          <text:list>
            <text:list-item>
              <text:p text:style-name="P42">Poezie i próza</text:p>
            </text:list-item>
            <text:list-item>
              <text:p text:style-name="P42">básně</text:p>
              <text:list>
                <text:list-item>
                  <text:p text:style-name="P42">Vězeň</text:p>
                </text:list-item>
                <text:list-item>
                  <text:p text:style-name="P42">Můj autoportrét</text:p>
                  <text:list>
                    <text:list-item>
                      <text:p text:style-name="P43">strana 39</text:p>
                    </text:list-item>
                    <text:list-item>
                      <text:p text:style-name="P43">myšlenka revoluce</text:p>
                    </text:list-item>
                    <text:list-item>
                      <text:p text:style-name="P43">rytmus</text:p>
                      <text:list>
                        <text:list-item>
                          <text:p text:style-name="P43">u|-uu|-uu|-</text:p>
                        </text:list-item>
                        <text:list-item>
                          <text:p text:style-name="P43">předrážka, daktyl</text:p>
                        </text:list-item>
                      </text:list>
                    </text:list-item>
                  </text:list>
                </text:list-item>
                <text:list-item>
                  <text:p text:style-name="P43">psal i delší lilicko-epické básně – polémy</text:p>
                  <text:list>
                    <text:list-item>
                      <text:p text:style-name="P43">Cikáni</text:p>
                    </text:list-item>
                    <text:list-item>
                      <text:p text:style-name="P43">Kavkazský zajatec</text:p>
                    </text:list-item>
                  </text:list>
                </text:list-item>
                <text:list-item>
                  <text:p text:style-name="P43">povídky</text:p>
                  <text:list>
                    <text:list-item>
                      <text:p text:style-name="P43">Piková dáma</text:p>
                    </text:list-item>
                  </text:list>
                </text:list-item>
                <text:list-item>
                  <text:p text:style-name="P43">zbytečný člověk</text:p>
                  <text:list>
                    <text:list-item>
                      <text:p text:style-name="P43">román ve verších</text:p>
                    </text:list-item>
                    <text:list-item>
                      <text:p text:style-name="P43">literární žánr</text:p>
                      <text:list>
                        <text:list-item>
                          <text:p text:style-name="P43">ideální postava (nadání, talent, prostředky), ale nic z toho nedokáže použít k něčemu smysluplnému</text:p>
                        </text:list-item>
                        <text:list-item>
                          <text:p text:style-name="P43">uvědomí si to</text:p>
                        </text:list-item>
                        <text:list-item>
                          <text:p text:style-name="P43">utíká sama před sebou …</text:p>
                        </text:list-item>
                      </text:list>
                    </text:list-item>
                    <text:list-item>
                      <text:p text:style-name="P43">Evžen Oněkin</text:p>
                      <text:list>
                        <text:list-item>
                          <text:p text:style-name="P43">Táňa</text:p>
                          <text:list>
                            <text:list-item>
                              <text:p text:style-name="P43">Venkovská šlechta</text:p>
                            </text:list-item>
                            <text:list-item>
                              <text:p text:style-name="P43">zamiluje se do Evžena, on jí odmítne a pak začne flirtovat se její zasnoubenou sestrou (souboj → zabije snoubence)</text:p>
                            </text:list-item>
                          </text:list>
                        </text:list-item>
                        <text:list-item>
                          <text:p text:style-name="P43">další setkání</text:p>
                          <text:list>
                            <text:list-item>
                              <text:p text:style-name="P43">Táňa vdaná, on ji začne nabalovat, ona ho odmítá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Nikolaj Vasiljevič Gogol</text:p>
          <text:list>
            <text:list-item>
              <text:p text:style-name="P44">přelom rom/rel</text:p>
            </text:list-item>
            <text:list-item>
              <text:p text:style-name="P44">próza (povídky, romány), drama (komedie)</text:p>
            </text:list-item>
            <text:list-item>
              <text:p text:style-name="P44">Mrtvé duše</text:p>
              <text:list>
                <text:list-item>
                  <text:p text:style-name="P44">román</text:p>
                </text:list-item>
                <text:list-item>
                  <text:p text:style-name="P44"><text:soft-page-break/>šikovný podnikatel obchodující s nevolníky</text:p>
                  <text:list>
                    <text:list-item>
                      <text:p text:style-name="P44">odkupoval duše mrtvých nevolníků, na které pak bude dostávat dotace</text:p>
                    </text:list-item>
                  </text:list>
                </text:list-item>
                <text:list-item>
                  <text:p text:style-name="P44">poukazuje na podnikavost / podvod, negativní rysi ruské společnosti</text:p>
                </text:list-item>
              </text:list>
            </text:list-item>
            <text:list-item>
              <text:p text:style-name="P44">revizor</text:p>
              <text:list>
                <text:list-item>
                  <text:p text:style-name="P44">komedie</text:p>
                </text:list-item>
                <text:list-item>
                  <text:p text:style-name="P44">kritika negativních jevů v ruské Společnosti</text:p>
                </text:list-item>
                <text:list-item>
                  <text:p text:style-name="P44">městečko má navštívit kontrolu ze strany státu</text:p>
                </text:list-item>
                <text:list-item>
                  <text:p text:style-name="P44">Chlestakova si spletou za revizora, on se tak začne pak tvářit</text:p>
                </text:list-item>
                <text:list-item>
                  <text:p text:style-name="P44">snaží se ho padplatit</text:p>
                </text:list-item>
              </text:list>
            </text:list-item>
          </text:list>
        </text:list-item>
      </text:list>
      <text:p text:style-name="P4">USA</text:p>
      <text:list xml:id="list587737871" text:style-name="L5">
        <text:list-item>
          <text:p text:style-name="P45">Edgar Allan Poe</text:p>
          <text:list>
            <text:list-item>
              <text:p text:style-name="P46">popisuje deprese, zoufalství, propojení reálného světa s iluzí</text:p>
            </text:list-item>
            <text:list-item>
              <text:p text:style-name="P45">zakladatelem hororové povídky</text:p>
              <text:list>
                <text:list-item>
                  <text:p text:style-name="P45">Jáma a kyvadlo</text:p>
                </text:list-item>
                <text:list-item>
                  <text:p text:style-name="P45">Černý kocour</text:p>
                </text:list-item>
                <text:list-item>
                  <text:p text:style-name="P45">Zlatý brouk</text:p>
                </text:list-item>
                <text:list-item>
                  <text:p text:style-name="P45">Vraždy v ulici Morgue</text:p>
                </text:list-item>
                <text:list-item>
                  <text:p text:style-name="P45">Maška červené smrti</text:p>
                </text:list-item>
              </text:list>
            </text:list-item>
            <text:list-item>
              <text:p text:style-name="P45">Havran</text:p>
              <text:list>
                <text:list-item>
                  <text:p text:style-name="P45">báseň</text:p>
                </text:list-item>
                <text:list-item>
                  <text:p text:style-name="P23">přečíst úryvek</text:p>
                  <text:list>
                    <text:list-item>
                      <text:p text:style-name="P23">havran?</text:p>
                    </text:list-item>
                    <text:list-item>
                      <text:p text:style-name="P23">Rozpoložení lir, subjektu</text:p>
                    </text:list-item>
                    <text:list-item>
                      <text:p text:style-name="P23">jazyk</text:p>
                    </text:list-item>
                  </text:list>
                </text:list-item>
                <text:list-item>
                  <text:p text:style-name="P24">107,111</text:p>
                </text:list-item>
                <text:list-item>
                  <text:p text:style-name="P26">Černý kocour</text:p>
                  <text:list>
                    <text:list-item>
                      <text:p text:style-name="P26">pán (nervák) zabil svého kocoura, <text:span text:style-name="T13">pak si koupil nového, toho pohřbil spolu se svou manželkou</text:span></text:p>
                    </text:list-item>
                    <text:list-item>
                      <text:p text:style-name="P27">destrukce osobnosti vlivem alkoholu</text:p>
                    </text:list-item>
                    <text:list-item>
                      <text:p text:style-name="P27">kocour symbolizuje výčitky svědomí</text:p>
                    </text:list-item>
                  </text:list>
                </text:list-item>
                <text:list-item>
                  <text:p text:style-name="P27">Havran</text:p>
                  <text:list>
                    <text:list-item>
                      <text:p text:style-name="P28">jednoduchá epika, spousta lyriky</text:p>
                    </text:list-item>
                    <text:list-item>
                      <text:p text:style-name="P28">téma: deprese nad ztrátou Lenrory, nemoc</text:p>
                    </text:list-item>
                    <text:list-item>
                      <text:p text:style-name="P28">filosofické otázky havranovi na jeho život</text:p>
                      <text:list>
                        <text:list-item>
                          <text:p text:style-name="P28">zoufalství, bezvýchodnost situace, stupňující se pocit beznaděje</text:p>
                        </text:list-item>
                      </text:list>
                    </text:list-item>
                    <text:list-item>
                      <text:p text:style-name="P28">romantické prvky</text:p>
                      <text:list>
                        <text:list-item>
                          <text:p text:style-name="P28">složitá láska</text:p>
                        </text:list-item>
                        <text:list-item>
                          <text:p text:style-name="P28">tajemnost postavy havrana</text:p>
                        </text:list-item>
                        <text:list-item>
                          <text:p text:style-name="P28">rozpolcenost lir. Subj.</text:p>
                        </text:list-item>
                        <text:list-item>
                          <text:p text:style-name="P28">Depresivní počasí, vytopená místnost – kontrast</text:p>
                        </text:list-item>
                      </text:list>
                    </text:list-item>
                    <text:list-item>
                      <text:p text:style-name="P29">vypravěč – ich forma</text:p>
                    </text:list-item>
                    <text:list-item>
                      <text:p text:style-name="P29">veršová výstavba</text:p>
                      <text:list>
                        <text:list-item>
                          <text:p text:style-name="P29">verš vázaný – 16,15,16,15,16,7</text:p>
                        </text:list-item>
                      </text:list>
                    </text:list-item>
                    <text:list-item>
                      <text:p text:style-name="P29">rým – ABCBBB – přerývaný + dovětek – postupný, združený</text:p>
                    </text:list-item>
                  </text:list>
                </text:list-item>
              </text:list>
            </text:list-item>
          </text:list>
        </text:list-item>
      </text:list>
      <text:p text:style-name="P5">Dánsko</text:p>
      <text:list xml:id="list1147374412" text:style-name="L6">
        <text:list-item>
          <text:p text:style-name="P47">Hans Christian Andersen</text:p>
          <text:list>
            <text:list-item>
              <text:p text:style-name="P47">psal hodně pohádky, ale i pohádky pro dospělé</text:p>
              <text:list>
                <text:list-item>
                  <text:p text:style-name="P47">satira, ironie</text:p>
                </text:list-item>
              </text:list>
            </text:list-item>
            <text:list-item>
              <text:p text:style-name="P47">Malá mořská víla</text:p>
            </text:list-item>
            <text:list-item>
              <text:p text:style-name="P47"><text:soft-page-break/>Sněhová královna</text:p>
              <text:list>
                <text:list-item>
                  <text:p text:style-name="P47">Kai (unesen), Gerda</text:p>
                </text:list-item>
              </text:list>
            </text:list-item>
            <text:list-item>
              <text:p text:style-name="P47">Císařovi nové šaty</text:p>
            </text:list-item>
            <text:list-item>
              <text:p text:style-name="P47">Ošklivé káčátko</text:p>
            </text:list-item>
            <text:list-item>
              <text:p text:style-name="P47">měl těžký život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3cm" fo:margin-bottom="0.312cm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1-21T14:48:37.466000000</dc:date>
    <meta:editing-duration>P2DT1H23M52S</meta:editing-duration>
    <meta:editing-cycles>44</meta:editing-cycles>
    <meta:generator>LibreOffice/5.4.6.2$Windows_X86_64 LibreOffice_project/4014ce260a04f1026ba855d3b8d91541c224eab8</meta:generator>
    <meta:document-statistic meta:table-count="0" meta:image-count="0" meta:object-count="0" meta:page-count="6" meta:paragraph-count="247" meta:word-count="1144" meta:character-count="6364" meta:non-whitespace-character-count="5678"/>
  </office:meta>
</office:document-meta>
</file>